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CharIterator.InlineCharIterator( FObj fobj , CommonBorderPaddingBackground bp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CharIterator.nextCh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lineChar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lineCharIterator.checkBoundaries( CommonBorderPaddingBackground bp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